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Montserrat" svg:font-family="Montserra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82cm" fo:line-height="0.635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282cm" fo:line-height="0.487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.282cm" fo:line-height="0.487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282cm" fo:line-height="0.487cm" fo:text-align="center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5" style:family="paragraph" style:parent-style-name="Standard">
      <style:paragraph-properties fo:margin-left="0cm" fo:margin-right="0cm" fo:margin-top="0cm" fo:margin-bottom="0.282cm" fo:line-height="0.487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6" style:family="paragraph" style:parent-style-name="Standard">
      <style:paragraph-properties fo:margin-left="0cm" fo:margin-right="0cm" fo:margin-top="0cm" fo:margin-bottom="0.282cm" fo:line-height="0.457cm" fo:text-align="center" style:justify-single-word="false" fo:text-indent="0cm" style:auto-text-indent="false"/>
      <style:text-properties fo:color="#00000a" style:text-position="0% 0%" style:font-name="Calibri" fo:font-size="18pt" fo:letter-spacing="normal" fo:font-weight="bold" style:font-name-asian="Calibri1" style:font-size-asian="18pt" style:font-weight-asian="bold" style:font-name-complex="Calibri1"/>
    </style:style>
    <style:style style:name="P7" style:family="paragraph" style:parent-style-name="Standard">
      <style:paragraph-properties fo:margin-left="0cm" fo:margin-right="0cm" fo:margin-top="0cm" fo:margin-bottom="0.282cm" fo:line-height="0.487cm" fo:text-align="start" style:justify-single-word="false" fo:text-indent="0cm" style:auto-text-indent="false"/>
      <style:text-properties fo:color="#00000a" style:text-position="0% 0%" style:font-name="Times New Roman" fo:font-size="14pt" fo:letter-spacing="normal" style:font-name-asian="Times New Roman1" style:font-size-asian="14pt" style:font-name-complex="Times New Roman1"/>
    </style:style>
    <style:style style:name="P8" style:family="paragraph" style:parent-style-name="Standard">
      <style:paragraph-properties fo:margin-left="0cm" fo:margin-right="0cm" fo:margin-top="0cm" fo:margin-bottom="0.282cm" fo:line-height="0.457cm" fo:text-align="center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margin-top="0cm" fo:margin-bottom="0.282cm" fo:line-height="0.457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.282cm" fo:line-height="0.457cm" fo:text-align="start" style:justify-single-word="false" fo:text-indent="0cm" style:auto-text-indent="false"/>
      <style:text-properties fo:color="#000000" style:text-position="0% 0%" style:font-name="Calibri" fo:font-size="16pt" fo:letter-spacing="normal" style:font-name-asian="Calibri1" style:font-size-asian="16pt" style:font-name-complex="Calibri1"/>
    </style:style>
    <style:style style:name="P11" style:family="paragraph" style:parent-style-name="Standard" style:master-page-name="Standard">
      <style:paragraph-properties fo:margin-left="0cm" fo:margin-right="0cm" fo:margin-top="0cm" fo:margin-bottom="0.282cm" fo:line-height="0.635cm" fo:text-align="center" style:justify-single-word="false" fo:text-indent="0cm" style:auto-text-indent="false" style:page-number="auto"/>
    </style:style>
    <style:style style:name="P12" style:family="paragraph" style:parent-style-name="Standard">
      <style:paragraph-properties fo:margin-left="8.255cm" fo:margin-right="0cm" fo:margin-top="0cm" fo:margin-bottom="0.282cm" fo:line-height="0.487cm" fo:text-align="start" style:justify-single-word="false" fo:text-indent="-0.004cm" style:auto-text-indent="false"/>
    </style:style>
    <style:style style:name="P13" style:family="paragraph" style:parent-style-name="Standard" style:list-style-name="WWNum8">
      <style:paragraph-properties fo:margin-left="1.27cm" fo:margin-right="0cm" fo:margin-top="0cm" fo:margin-bottom="0.282cm" fo:line-height="0.457cm" fo:text-align="start" style:justify-single-word="false" fo:text-indent="-0.635cm" style:auto-text-indent="false"/>
    </style:style>
    <style:style style:name="T1" style:family="text">
      <style:text-properties fo:color="#00000a" style:text-position="0% 0%" style:font-name="Times New Roman" fo:font-size="14pt" fo:letter-spacing="normal" style:font-name-asian="Times New Roman1" style:font-size-asian="14pt" style:font-name-complex="Times New Roman1"/>
    </style:style>
    <style:style style:name="T2" style:family="text">
      <style:text-properties fo:color="#00000a" style:text-position="0% 0%" style:font-name="Times New Roman" fo:font-size="14pt" fo:letter-spacing="normal" fo:font-weight="bold" style:font-name-asian="Times New Roman1" style:font-size-asian="14pt" style:font-weight-asian="bold" style:font-name-complex="Times New Roman1"/>
    </style:style>
    <style:style style:name="T3" style:family="text"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T4" style:family="text">
      <style:text-properties fo:color="#00000a" style:text-position="0% 0%" style:font-name="Calibri" fo:font-size="18pt" fo:letter-spacing="normal" fo:font-weight="bold" style:font-name-asian="Calibri1" style:font-size-asian="18pt" style:font-weight-asian="bold" style:font-name-complex="Calibri1"/>
    </style:style>
    <style:style style:name="T5" style:family="text">
      <style:text-properties fo:color="#00000a" style:text-position="0% 0%" style:font-name="Calibri" fo:font-size="16pt" fo:letter-spacing="normal" style:font-name-asian="Calibri1" style:font-size-asian="16pt" style:font-name-complex="Calibri1"/>
    </style:style>
    <style:style style:name="T6" style:family="text">
      <style:text-properties fo:color="#000000" style:text-position="0% 0%" style:font-name="Calibri" fo:font-size="13.5pt" fo:letter-spacing="normal" style:font-name-asian="Calibri1" style:font-size-asian="13.5pt" style:font-name-complex="Calibri1"/>
    </style:style>
    <style:style style:name="T7" style:family="text">
      <style:text-properties fo:color="#000000" style:text-position="0% 0%" style:font-name="Calibri" fo:font-size="16pt" fo:letter-spacing="normal" style:font-name-asian="Calibri1" style:font-size-asian="16pt" style:font-name-complex="Calibri1"/>
    </style:style>
    <style:style style:name="T8" style:family="text">
      <style:text-properties fo:color="#000000" style:text-position="0% 0%" style:font-name="Calibri" fo:font-size="14pt" fo:letter-spacing="normal" style:font-name-asian="Calibri1" style:font-size-asian="14pt" style:font-name-complex="Calibri1"/>
    </style:style>
    <style:style style:name="T9" style:family="text">
      <style:text-properties fo:color="#000000" style:text-position="0% 0%" style:font-name="Montserrat" fo:font-size="13.5pt" fo:letter-spacing="normal" style:font-name-asian="Montserrat1" style:font-size-asian="13.5pt" style:font-name-complex="Montserrat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МИНИСТЕРСТВО ЦИФРОВОГО РАЗВИТИЯ СВЯЗИ И МАССОВЫХ КОММУНИКАЦИЙ</text:span></text:p>
      <text:p text:style-name="P1"><text:span text:style-name="T2">Ордена Трудового Красного Знамени</text:span></text:p>
      <text:p text:style-name="P1"><text:span text:style-name="T2">Федеральное государственное бюджетное образовательное учреждение высшего образования</text:span></text:p>
      <text:p text:style-name="P1"><text:span text:style-name="T2">«Московский технический университет связи и информатики»</text:span></text:p>
      <text:p text:style-name="P2"><text:span text:style-name="T1"><text:s/></text:span></text:p>
      <text:p text:style-name="P2"><text:span text:style-name="T6">Факультет</text:span><text:span text:style-name="T9"> «</text:span><text:span text:style-name="T6">Информационные</text:span><text:span text:style-name="T9"> </text:span><text:span text:style-name="T6">технологии</text:span><text:span text:style-name="T9">»</text:span></text:p>
      <text:p text:style-name="P2"><text:span text:style-name="T2"><text:s/></text:span></text:p>
      <text:p text:style-name="P4"/>
      <text:p text:style-name="P2"><text:span text:style-name="T2">Отчет по практической работе «FLASK и БД»</text:span></text:p>
      <text:p text:style-name="P2"><text:span text:style-name="T1">по дисциплине «Введение в ИТ»</text:span></text:p>
      <text:p text:style-name="P5"/>
      <text:p text:style-name="P3"><text:span text:style-name="T1"><text:s/></text:span></text:p>
      <text:p text:style-name="P3"><text:span text:style-name="T1"><text:s/></text:span></text:p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12"><text:span text:style-name="T1">Выполнил: студент группы БВТ2107: </text:span></text:p>
      <text:p text:style-name="P12"><text:span text:style-name="T1">Юшин Николай</text:span></text:p>
      <text:p text:style-name="P2"><text:span text:style-name="T1">Москва </text:span></text:p>
      <text:p text:style-name="P2"><text:span text:style-name="T1">2021</text:span></text:p>
      <text:p text:style-name="P6"/>
      <text:p text:style-name="P6"/>
      <text:p text:style-name="P6"/>
      <text:p text:style-name="P8"><text:soft-page-break/><text:span text:style-name="T4">Отчет по работе “FLASKиБД с регистрацией”</text:span></text:p>
      <text:p text:style-name="P9"><text:span text:style-name="T7">Требуемые библиотеки:</text:span></text:p>
      <text:p text:style-name="P9"><text:span text:style-name="T8">Psycopg2</text:span></text:p>
      <text:p text:style-name="P9"><text:span text:style-name="T8">flask</text:span></text:p>
      <text:p text:style-name="P9"><text:span text:style-name="T8">requests</text:span></text:p>
      <text:p text:style-name="P9"><text:span text:style-name="T7">Описание функций файла app.py:</text:span></text:p>
      <text:list xml:id="list6652942776398945128" text:style-name="WWNum8">
        <text:list-item>
          <text:p text:style-name="P13"><text:span text:style-name="T7">indexGET - перенаправляет пользователя на страницу /login</text:span></text:p>
        </text:list-item>
        <text:list-item>
          <text:p text:style-name="P13"><text:span text:style-name="T7">loginGET - перенаправляет пользователя на страницу с его аккаунтом, если он уже был залогинен, иначе отображает страницу входа</text:span></text:p>
        </text:list-item>
        <text:list-item>
          <text:p text:style-name="P13"><text:span text:style-name="T7">loginPOST - обрабатывает событие нажания на кнопку Login или Register. </text:span></text:p>
        </text:list-item>
        <text:list-item>
          <text:p text:style-name="P13"><text:span text:style-name="T7">registerGET - отображает страницу регистрации </text:span></text:p>
        </text:list-item>
        <text:list-item>
          <text:p text:style-name="P13"><text:span text:style-name="T7">registerPOST - обрабатывает событие нажатия на кнопку Register на странице /register и, в случае успешной регистрации, сохраняет аккаунт в Coockie</text:span></text:p>
        </text:list-item>
        <text:list-item>
          <text:p text:style-name="P13"><text:span text:style-name="T7">accountGET - отображает страницу аккаунта</text:span></text:p>
        </text:list-item>
        <text:list-item>
          <text:p text:style-name="P13"><text:span text:style-name="T7">verify_login - проверяет, существует ли аккаунт по логину</text:span></text:p>
        </text:list-item>
        <text:list-item>
          <text:p text:style-name="P13"><text:span text:style-name="T7">try_login - метод авторизации в аккаунт. Перенаправляет на страницу с аккаунтом в случае успешной авторизации</text:span></text:p>
        </text:list-item>
      </text:list>
      <text:p text:style-name="P9"><text:span text:style-name="T7">Файл settings.py хранит информацию об используемой базе данных</text:span></text:p>
      <text:p text:style-name="P10"/>
      <text:p text:style-name="P9"><text:span text:style-name="T7">Вывод:</text:span></text:p>
      <text:p text:style-name="P9"><text:span text:style-name="T5">В результате проделанной работы я научился использовать фреймворк для создания сайтов Flask, контроллер psql psycopg2, научился создавать разметку страниц на HTML</text:span></text:p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Montserrat" svg:font-family="Montserra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Montserrat1" svg:font-family="Montserrat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Николай </meta:initial-creator>
    <meta:creation-date>2022-01-11T17:00:09.27</meta:creation-date>
    <meta:document-statistic meta:table-count="0" meta:image-count="0" meta:object-count="0" meta:page-count="2" meta:paragraph-count="32" meta:word-count="188" meta:character-count="1406"/>
    <dc:date>2022-01-11T17:00:35.49</dc:date>
    <dc:creator>Николай </dc:creator>
    <meta:editing-duration>PT26S</meta:editing-duration>
    <meta:editing-cycles>1</meta:editing-cycles>
    <meta:generator>OpenOffice/4.1.11$Win32 OpenOffice.org_project/4111m1$Build-9808</meta:generator>
  </office:meta>
</office:document-meta>
</file>